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BeanRegistrationAotProcessor.processAheadOfTime( RegisteredBean registered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BeanRegistrationAotContribution.TransactionBeanRegistrationAotContribution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BeanRegistrationAotProcessor.isTransactional( Class &lt; ? &gt; bean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actionBeanRegistrationAotContribution.applyTo( GenerationContext generationContext , BeanRegistrationCode beanRegistrationC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